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916bdf" officeooo:paragraph-rsid="00253bc8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1d2d5f" officeooo:paragraph-rsid="001d9752" style:font-size-asian="28pt" style:font-style-asian="normal" style:font-weight-asian="normal" style:font-size-complex="2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1d2d5f" officeooo:paragraph-rsid="001d2d5f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1d9752" officeooo:paragraph-rsid="001d9752" style:font-size-asian="28pt" style:font-style-asian="normal" style:font-weight-asian="normal" style:font-size-complex="2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2198c5" officeooo:paragraph-rsid="002198c5" style:font-size-asian="28pt" style:font-style-asian="normal" style:font-weight-asian="normal" style:font-size-complex="2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22d0fa" officeooo:paragraph-rsid="00253bc8" style:font-size-asian="28pt" style:font-style-asian="normal" style:font-weight-asian="normal" style:font-size-complex="2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22d0fa" officeooo:paragraph-rsid="00259a4f" style:font-size-asian="28pt" style:font-style-asian="normal" style:font-weight-asian="normal" style:font-size-complex="2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22d0fa" officeooo:paragraph-rsid="00392eeb" style:font-size-asian="28pt" style:font-style-asian="normal" style:font-weight-asian="normal" style:font-size-complex="2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253bc8" officeooo:paragraph-rsid="00253bc8" style:font-size-asian="28pt" style:font-style-asian="normal" style:font-weight-asian="normal" style:font-size-complex="2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2960a5" officeooo:paragraph-rsid="002960a5" style:font-size-asian="28pt" style:font-style-asian="normal" style:font-weight-asian="normal" style:font-size-complex="2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34174b" officeooo:paragraph-rsid="0034174b" style:font-size-asian="28pt" style:font-style-asian="normal" style:font-weight-asian="normal" style:font-size-complex="2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378383" officeooo:paragraph-rsid="00378383" style:font-size-asian="28pt" style:font-style-asian="normal" style:font-weight-asian="normal" style:font-size-complex="2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3c0340" officeooo:paragraph-rsid="003c0340" style:font-size-asian="28pt" style:font-style-asian="normal" style:font-weight-asian="normal" style:font-size-complex="2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3c0340" officeooo:paragraph-rsid="003d5765" style:font-size-asian="28pt" style:font-style-asian="normal" style:font-weight-asian="normal" style:font-size-complex="2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3dd301" officeooo:paragraph-rsid="003dd301" style:font-size-asian="28pt" style:font-style-asian="normal" style:font-weight-asian="normal" style:font-size-complex="2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3f6554" officeooo:paragraph-rsid="003f6554" style:font-size-asian="28pt" style:font-style-asian="normal" style:font-weight-asian="normal" style:font-size-complex="2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43e605" officeooo:paragraph-rsid="0046bad6" style:font-size-asian="28pt" style:font-style-asian="normal" style:font-weight-asian="normal" style:font-size-complex="2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49fd58" officeooo:paragraph-rsid="004a6b90" style:font-size-asian="28pt" style:font-style-asian="normal" style:font-weight-asian="normal" style:font-size-complex="2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4be635" officeooo:paragraph-rsid="004be635" style:font-size-asian="28pt" style:font-style-asian="normal" style:font-weight-asian="normal" style:font-size-complex="2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8pt" fo:font-style="normal" style:text-underline-style="none" fo:font-weight="normal" officeooo:rsid="0046bad6" officeooo:paragraph-rsid="0046bad6" style:font-size-asian="28pt" style:font-style-asian="normal" style:font-weight-asian="normal" style:font-size-complex="28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8pt" fo:font-style="italic" style:text-underline-style="none" fo:font-weight="normal" officeooo:rsid="00143ede" officeooo:paragraph-rsid="001d9752" style:font-size-asian="28pt" style:font-style-asian="italic" style:font-weight-asian="normal" style:font-size-complex="28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8pt" fo:font-style="italic" style:text-underline-style="none" fo:font-weight="normal" officeooo:rsid="00143ede" officeooo:paragraph-rsid="00392eeb" style:font-size-asian="28pt" style:font-style-asian="italic" style:font-weight-asian="normal" style:font-size-complex="28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8pt" fo:font-style="italic" style:text-underline-style="none" fo:font-weight="normal" officeooo:rsid="0017da0c" officeooo:paragraph-rsid="00253bc8" style:font-size-asian="28pt" style:font-style-asian="italic" style:font-weight-asian="normal" style:font-size-complex="28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8pt" fo:font-style="italic" style:text-underline-style="none" fo:font-weight="normal" officeooo:rsid="0017da0c" officeooo:paragraph-rsid="001d9752" style:font-size-asian="28pt" style:font-style-asian="italic" style:font-weight-asian="normal" style:font-size-complex="28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8pt" fo:font-style="italic" style:text-underline-style="none" fo:font-weight="normal" officeooo:rsid="0015cee2" officeooo:paragraph-rsid="004213b0" style:font-size-asian="28pt" style:font-style-asian="italic" style:font-weight-asian="normal" style:font-size-complex="28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8pt" fo:font-style="italic" style:text-underline-style="none" fo:font-weight="normal" officeooo:rsid="00916bdf" officeooo:paragraph-rsid="00253bc8" style:font-size-asian="28pt" style:font-style-asian="italic" style:font-weight-asian="normal" style:font-size-complex="28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ato Black" fo:font-size="16pt" style:text-underline-style="none" fo:font-weight="normal" officeooo:rsid="009e8d61" officeooo:paragraph-rsid="004e317c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ato Black" fo:font-size="60pt" style:text-underline-style="solid" style:text-underline-width="auto" style:text-underline-color="font-color" fo:font-weight="bold" officeooo:rsid="00112cbc" officeooo:paragraph-rsid="004e317c" style:font-size-asian="60pt" style:font-weight-asian="bold" style:font-size-complex="6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ato Black" fo:font-size="26pt" fo:font-style="normal" style:text-underline-style="none" fo:font-weight="normal" officeooo:rsid="009e8d61" officeooo:paragraph-rsid="004e317c" style:font-size-asian="26pt" style:font-style-asian="normal" style:font-weight-asian="normal" style:font-size-complex="26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ato Black" fo:font-size="72pt" style:text-underline-style="solid" style:text-underline-width="auto" style:text-underline-color="font-color" fo:font-weight="bold" officeooo:rsid="00112cbc" officeooo:paragraph-rsid="004e317c" style:font-size-asian="72pt" style:font-weight-asian="bold" style:font-size-complex="7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ato Black" fo:font-size="28pt" fo:font-style="normal" style:text-underline-style="none" fo:font-weight="normal" officeooo:rsid="004e317c" officeooo:paragraph-rsid="004e317c" style:font-size-asian="28pt" style:font-style-asian="normal" style:font-weight-asian="normal" style:font-size-complex="28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ato Black" fo:font-size="28pt" fo:font-style="normal" style:text-underline-style="none" fo:font-weight="bold" officeooo:rsid="004e317c" officeooo:paragraph-rsid="004e317c" style:font-size-asian="28pt" style:font-style-asian="normal" style:font-weight-asian="bold" style:font-size-complex="28pt" style:font-style-complex="normal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1d2d5f" officeooo:paragraph-rsid="001d975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top="0.0791in" fo:margin-bottom="0.0791in" loext:contextual-spacing="false" fo:text-align="start" style:justify-single-word="false" fo:break-before="page"/>
      <style:text-properties fo:font-size="20pt" fo:font-style="normal" style:text-underline-style="none" fo:font-weight="normal" officeooo:rsid="004be635" officeooo:paragraph-rsid="004be635" style:font-size-asian="20pt" style:font-style-asian="normal" style:font-weight-asian="normal" style:font-size-complex="20pt" style:font-style-complex="normal" style:font-weight-complex="normal"/>
    </style:style>
    <style:style style:name="P35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20pt" fo:font-style="normal" style:text-underline-style="none" fo:font-weight="normal" officeooo:rsid="004be635" officeooo:paragraph-rsid="004be635" style:font-size-asian="20pt" style:font-style-asian="normal" style:font-weight-asian="normal" style:font-size-complex="20pt" style:font-style-complex="normal" style:font-weight-complex="normal"/>
    </style:style>
    <style:style style:name="P36" style:family="paragraph" style:parent-style-name="Footnote">
      <style:text-properties fo:font-size="14pt" style:font-size-asian="14pt" style:font-size-complex="14pt"/>
    </style:style>
    <style:style style:name="P37" style:family="paragraph" style:parent-style-name="Footnote">
      <style:text-properties fo:font-size="14pt" officeooo:rsid="00304a54" officeooo:paragraph-rsid="00304a54" style:font-size-asian="14pt" style:font-size-complex="14pt"/>
    </style:style>
    <style:style style:name="P38" style:family="paragraph" style:parent-style-name="Footnote">
      <style:text-properties fo:font-size="14pt" officeooo:rsid="004688d9" officeooo:paragraph-rsid="004688d9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04a54" style:font-style-asian="italic" style:font-style-complex="italic"/>
    </style:style>
    <style:style style:name="T3" style:family="text">
      <style:text-properties fo:font-style="italic" officeooo:rsid="003d5066" style:font-style-asian="italic" style:font-style-complex="italic"/>
    </style:style>
    <style:style style:name="T4" style:family="text">
      <style:text-properties fo:font-style="italic" officeooo:rsid="003d5765" style:font-style-asian="italic" style:font-style-complex="italic"/>
    </style:style>
    <style:style style:name="T5" style:family="text">
      <style:text-properties fo:font-style="italic" officeooo:rsid="004688d9" style:font-style-asian="italic" style:font-style-complex="italic"/>
    </style:style>
    <style:style style:name="T6" style:family="text">
      <style:text-properties fo:font-style="italic" officeooo:rsid="004a6b90" style:font-style-asian="italic" style:font-style-complex="italic"/>
    </style:style>
    <style:style style:name="T7" style:family="text">
      <style:text-properties fo:font-style="italic" officeooo:rsid="00259a4f" style:font-style-asian="italic" style:font-style-complex="italic"/>
    </style:style>
    <style:style style:name="T8" style:family="text">
      <style:text-properties officeooo:rsid="00162552"/>
    </style:style>
    <style:style style:name="T9" style:family="text">
      <style:text-properties officeooo:rsid="0017da0c"/>
    </style:style>
    <style:style style:name="T10" style:family="text">
      <style:text-properties officeooo:rsid="001b2785"/>
    </style:style>
    <style:style style:name="T11" style:family="text">
      <style:text-properties officeooo:rsid="001d2d5f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9752"/>
    </style:style>
    <style:style style:name="T15" style:family="text">
      <style:text-properties officeooo:rsid="001f6840"/>
    </style:style>
    <style:style style:name="T16" style:family="text">
      <style:text-properties officeooo:rsid="002381f6"/>
    </style:style>
    <style:style style:name="T17" style:family="text">
      <style:text-properties officeooo:rsid="00259a4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8pt" fo:font-style="italic" officeooo:rsid="0059e6d9" style:font-size-asian="28pt" style:font-style-asian="italic" style:font-size-complex="28pt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officeooo:rsid="00277c64"/>
    </style:style>
    <style:style style:name="T23" style:family="text">
      <style:text-properties officeooo:rsid="002cbb29"/>
    </style:style>
    <style:style style:name="T24" style:family="text">
      <style:text-properties officeooo:rsid="00304a54"/>
    </style:style>
    <style:style style:name="T25" style:family="text">
      <style:text-properties officeooo:rsid="00368c79"/>
    </style:style>
    <style:style style:name="T26" style:family="text">
      <style:text-properties officeooo:rsid="003c0340"/>
    </style:style>
    <style:style style:name="T27" style:family="text">
      <style:text-properties officeooo:rsid="003d5066"/>
    </style:style>
    <style:style style:name="T28" style:family="text">
      <style:text-properties officeooo:rsid="003d5765"/>
    </style:style>
    <style:style style:name="T29" style:family="text">
      <style:text-properties officeooo:rsid="00412d4e"/>
    </style:style>
    <style:style style:name="T30" style:family="text">
      <style:text-properties officeooo:rsid="004688d9"/>
    </style:style>
    <style:style style:name="T31" style:family="text">
      <style:text-properties officeooo:rsid="004a6b90"/>
    </style:style>
    <style:style style:name="T32" style:family="text">
      <style:text-properties officeooo:rsid="004be635"/>
    </style:style>
    <style:style style:name="T33" style:family="text">
      <style:text-properties officeooo:rsid="009e8d61"/>
    </style:style>
    <style:style style:name="T34" style:family="text">
      <style:text-properties officeooo:rsid="004e317c"/>
    </style:style>
    <style:style style:name="T35" style:family="text">
      <style:text-properties officeooo:rsid="005047e0"/>
    </style:style>
    <style:style style:name="T36" style:family="text">
      <style:text-properties officeooo:rsid="00506d4e"/>
    </style:style>
    <style:style style:name="T37" style:family="text">
      <style:text-properties officeooo:rsid="0059e6d9"/>
    </style:style>
    <style:style style:name="T38" style:family="text">
      <style:text-properties officeooo:rsid="005bda3b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81218697392" text:id="ct93881218697392">
          <text:insertion>
            <office:change-info>
              <dc:creator>Unknown Author</dc:creator>
              <dc:date>2019-04-01T16:16:4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30">R<text:span text:style-name="T33">ES GESTAE</text:span></text:p>
      <text:p text:style-name="P27">(stuff that's happened)</text:p>
      <text:p text:style-name="P27"/>
      <text:p text:style-name="P31"/>
      <text:p text:style-name="P31"/>
      <text:p text:style-name="P31"/>
      <text:p text:style-name="P32"/>
      <text:p text:style-name="P32"/>
      <text:p text:style-name="P32">Capitulum II</text:p>
      <text:p text:style-name="P29"><text:span text:style-name="T34">4/1</text:span>/2019</text:p>
      <text:p text:style-name="P33"><text:span text:style-name="T18">Carnalēs-Virī </text:span><text:span text:style-name="T19">faenō </text:span><text:span text:style-name="T20">o</text:span><text:span text:style-name="T19">pertī</text:span><text:span text:style-name="T19"><text:note text:id="ftn1" text:note-class="footnote"><text:note-citation>1</text:note-citation><text:note-body><text:p text:style-name="P36">"...<text:span text:style-name="T11">covered in hay..."</text:span></text:p></text:note-body></text:note></text:span><text:span text:style-name="T19"> </text:span><text:span text:style-name="T18">ad </text:span><text:span text:style-name="T21">Lemuramantem</text:span><text:span text:style-name="T18"> currunt. <text:s text:c="2"/>Lemuramans perterrita dicit, "Salvete, Ō Carnalēs-Virī! Estisne iratī? Nolīte iratī!</text:span></text:p>
      <text:p text:style-name="P2"/>
      <text:p text:style-name="P21">Lemuramans vult carnales-virōs sē iuvāre. <text:s/><text:span text:style-name="T10">Lemuramans vult dāre eīs nonnullam pecuniam.</text:span></text:p>
      <text:p text:style-name="P24">[Keegus aleam volvit: 2!!! Pessimum!]<text:change-start text:change-id="ct93881218697392"/></text:p>
      <text:p text:style-name="P24"/>
      <text:p text:style-name="P2"><text:change-end text:change-id="ct93881218697392"/><text:span text:style-name="T14">"Ecce</text:span>, habēte…uh, pecuniam! Habeō unum nummum. <text:span text:style-name="T37">Dō tibi</text:span> nummu<text:span text:style-name="T37">m</text:span> meu<text:span text:style-name="T37">m!"</text:span></text:p>
      <text:p text:style-name="P3"/>
      <text:p text:style-name="P4">Carnalēs-<text:span text:style-name="T15">V</text:span>irī <text:span text:style-name="T1">nullō modō</text:span><text:span text:style-name="T1"><text:note text:id="ftn2" text:note-class="footnote"><text:note-citation>2</text:note-citation><text:note-body><text:p text:style-name="P36">"…<text:span text:style-name="T14">in no way..."</text:span></text:p></text:note-body></text:note></text:span> persuadentur. <text:s/><text:span text:style-name="T15">Sed ecce, non volunt ēdere Lemuramantem: volunt ēdere Lemurem eius! Lemuramans clamat. Lemur clamat. Carnalēs-Virī clamant.</text:span></text:p>
      <text:p text:style-name="P4"/>
      <text:p text:style-name="P5"><text:soft-page-break/>Unus carnalis-vir manum suum ad Lemurem tendet…</text:p>
      <text:p text:style-name="P5">Manus eius paene caput Lemuris capit…</text:p>
      <text:p text:style-name="P5">Sed subitō, aliquis salit in corpus carnalis-virī et Lemurem ex manū eius <text:span text:style-name="T22">rapit</text:span>. <text:s/></text:p>
      <text:p text:style-name="P5"/>
      <text:p text:style-name="P7">"Quis erat!?", dicunt omnēs. <text:s/>Vertunt sē ad carnalem-virum in solō et vide<text:span text:style-name="T17">n</text:span>t parvum virum <text:span text:style-name="T7">residentem supra eum</text:span><text:span text:style-name="T7"><text:note text:id="ftn3" text:note-class="footnote"><text:note-citation>3</text:note-citation><text:note-body><text:p text:style-name="P36">"...<text:span text:style-name="T34">squatting on top of him..."</text:span></text:p></text:note-body></text:note></text:span> qu<text:span text:style-name="T17">ī</text:span> togam sanguineam ger<text:span text:style-name="T16">i</text:span>t. <text:span text:style-name="T17">L</text:span>emur in manū <text:span text:style-name="T17">eius dormit</text:span>. </text:p>
      <text:p text:style-name="P6"/>
      <text:p text:style-name="P9">Parvus vir lentē surgit et placidē respondet: "Ecce <text:span text:style-name="T13">Pulpus</text:span> sum." <text:s/>Omnēs stupefactī. </text:p>
      <text:p text:style-name="P9"/>
      <text:p text:style-name="P26">Pulpus vult currere ad carnalēs virōs et capere lemurem antequam edunt id.</text:p>
      <text:p text:style-name="P1"/>
      <text:p text:style-name="P23">[Keegus aleam volvit: 15! bonum!]</text:p>
      <text:p text:style-name="P23"/>
      <text:p text:style-name="P10"><text:soft-page-break/><text:span text:style-name="T23">Alter</text:span> carnalis-vir <text:span text:style-name="T2">magis iratus fit</text:span><text:span text:style-name="T2"><text:note text:id="ftn4" text:note-class="footnote"><text:note-citation>4</text:note-citation><text:note-body><text:p text:style-name="P37">"...becomes angrier."</text:p></text:note-body></text:note></text:span><text:span text:style-name="T24">. <text:s/>Manū ingente unā, Pulpam sumit; manū alterā Lemuramantem. <text:s/>Ad Lacum Curtium currit et solum illīc calcitrat. </text:span></text:p>
      <text:p text:style-name="P10"/>
      <text:p text:style-name="P11">Foramen magnum subitō apparet. <text:s/><text:span text:style-name="T25">Ingens carnalis-vir ridet et praeperat iacere miserōs heroēs nostrōs in foramen altum. </text:span></text:p>
      <text:p text:style-name="P11"/>
      <text:p text:style-name="P12">Hōc momentō, <text:span text:style-name="T13">Imbrifer</text:span> <text:span text:style-name="T38">ē</text:span> somnō evigilat. <text:s/>Clamor carnalis-virī eī non placet.</text:p>
      <text:p text:style-name="P12"/>
      <text:p text:style-name="P22">Imbrifer carnale<text:span text:style-name="T35">m-virum </text:span>videt et eī non placet. Vult e<text:span text:style-name="T36">um</text:span> desinere et requiescere, ergō clamat e<text:span text:style-name="T36">ī</text:span> dicta <text:span text:style-name="T26">Stoica</text:span><text:span text:style-name="T26"><text:note text:id="ftn5" text:note-class="footnote"><text:note-citation>5</text:note-citation><text:note-body><text:p text:style-name="P36">"<text:span text:style-name="T36">Stoic sayings/maxims/advice"</text:span></text:p></text:note-body></text:note></text:span>. <text:span text:style-name="T8">(Keegus aleam volvit: 13 – modicum!)</text:span></text:p>
      <text:p text:style-name="P22"/>
      <text:p text:style-name="P8"><text:span text:style-name="T26">Imbrifer ascendit murum circum Lacum et clamat carnalī-virō: </text:span>"<text:span text:style-name="T26">Hominēs factī sunt ut </text:span><text:soft-page-break/><text:span text:style-name="T26">unā laborent, sicut pedēs, sicut manūs, sicut oculī!"</text:span></text:p>
      <text:p text:style-name="P8"/>
      <text:p text:style-name="P13">Carnalis vir desinit, caput suum vertit, et respondet, "Uh, quid!?"</text:p>
      <text:p text:style-name="P13"/>
      <text:p text:style-name="P14">"<text:span text:style-name="T28">C</text:span><text:span text:style-name="T3">ontra alium </text:span><text:span text:style-name="T4">a</text:span><text:span text:style-name="T3">gere contra naturam </text:span><text:span text:style-name="T4">est</text:span><text:span text:style-name="T3"><text:note text:id="ftn6" text:note-class="footnote"><text:note-citation>6</text:note-citation><text:note-body><text:p text:style-name="P36">"<text:span text:style-name="T28">To act against another is contrary to nature."</text:span></text:p></text:note-body></text:note></text:span><text:span text:style-name="T27">," Imbrifer pergit.</text:span></text:p>
      <text:p text:style-name="P14"/>
      <text:p text:style-name="P15">Carnalis-vir stupefactus valdē clamat, "TACE, O STULTE STOICE!!! CUR DICĪS!!??"</text:p>
      <text:p text:style-name="P15"/>
      <text:p text:style-name="P16">Subitō clamorem magnum antē sē audit. Vertit sē et videt <text:span text:style-name="T29">scaenam ex infernīs.</text:span></text:p>
      <text:p text:style-name="P8"/>
      <text:p text:style-name="P25"><text:span text:style-name="T13">Ignimaniacus</text:span> vult carrum flammeum ad sē trahere. Deinde, vult ascendere carrum flammeum et hūc illūc carrum agere ut <text:soft-page-break/>omnia incendat et imbrem desinat. <text:s/><text:span text:style-name="T9">[Keegus aleam volvit: 20! Optime!]</text:span></text:p>
      <text:p text:style-name="P25"/>
      <text:p text:style-name="P17">Equus et carrus eius rectē ad carnalem-virum eunt. <text:s/><text:span text:style-name="T30">Ingentēs globī flammeī hūc illūc volant ē carrō flammeō, et in mediō carrō stat laetissimus nymphus domesticus </text:span><text:span text:style-name="T5">ridens et saliens et bracchia sua agitans</text:span><text:span text:style-name="T5"><text:note text:id="ftn7" text:note-class="footnote"><text:note-citation>7</text:note-citation><text:note-body><text:p text:style-name="P38">"...laughing and jumping and flapping his arms around."</text:p></text:note-body></text:note></text:span><text:span text:style-name="T30">.</text:span></text:p>
      <text:p text:style-name="P17"/>
      <text:p text:style-name="P20">Vultne Ignimaniacus necāre carnalem-virum? <text:s/>Immo vult imbrem desinere! Putat novum malum foramen in mediō lacū causam imbris esse!</text:p>
      <text:p text:style-name="P17"/>
      <text:p text:style-name="P18">Carnalis-vir perterritus <text:span text:style-name="T36">non vult in foramen cadere et</text:span> dicta Stoica Igni<text:span text:style-name="T31">m</text:span>aniacō clamat <text:span text:style-name="T31">("</text:span><text:span text:style-name="T6">Hominēs factī sunt ut unā laborent", </text:span><text:span text:style-name="T31">et cētera</text:span><text:span text:style-name="T6">), </text:span><text:span text:style-name="T31">sed Ignimaniacus nullō modō curat. Equus et carrus flammeus valdē carnalem-virum pulsant et premunt eum in foramen </text:span><text:soft-page-break/><text:span text:style-name="T31">altum. <text:s/>Pulpa et Lemuramans vix sē extrahunt ē manibus virī carnalis... </text:span></text:p>
      <text:p text:style-name="P18"/>
      <text:p text:style-name="P19">Omnēs stupefactī sunt. </text:p>
      <text:p text:style-name="P19">Basilicae incensae sunt.</text:p>
      <text:p text:style-name="P19"><text:span text:style-name="T1">Sonī imbris</text:span><text:span text:style-name="T1"><text:note text:id="ftn8" text:note-class="footnote"><text:note-citation>8</text:note-citation><text:note-body><text:p text:style-name="P36">"<text:span text:style-name="T32">The sounds of the rain..."</text:span></text:p></text:note-body></text:note></text:span> non desinunt.</text:p>
      <text:section text:style-name="Sect1" text:name="Section1">
        <text:p text:style-name="P34"><text:span text:style-name="T12">ad:</text:span> toward/to</text:p>
        <text:p text:style-name="P35"><text:span text:style-name="T12">agere:</text:span> to do</text:p>
        <text:p text:style-name="P35"><text:span text:style-name="T12">agitans:</text:span> shaking</text:p>
        <text:p text:style-name="P35"><text:span text:style-name="T12">aleam:</text:span> a die</text:p>
        <text:p text:style-name="P35"><text:span text:style-name="T12">aliquis:</text:span> somebody</text:p>
        <text:p text:style-name="P35"><text:span text:style-name="T12">alium:</text:span> another</text:p>
        <text:p text:style-name="P35"><text:span text:style-name="T12">alter:</text:span> another/other</text:p>
        <text:p text:style-name="P35"><text:span text:style-name="T12">alterā:</text:span> with/etc the other</text:p>
        <text:p text:style-name="P35"><text:span text:style-name="T12">altum:</text:span> tall; deep</text:p>
        <text:p text:style-name="P35"><text:span text:style-name="T12">antē:</text:span> in front of; before</text:p>
        <text:p text:style-name="P35"><text:span text:style-name="T12">antequam:</text:span> before</text:p>
        <text:p text:style-name="P35"><text:span text:style-name="T12">apertī:</text:span> open</text:p>
        <text:p text:style-name="P35"><text:span text:style-name="T12">apparet:</text:span> appears</text:p>
        <text:p text:style-name="P35"><text:span text:style-name="T12">ascendere:</text:span> to climb</text:p>
        <text:p text:style-name="P35"><text:span text:style-name="T12">ascendit:</text:span> climbs up</text:p>
        <text:p text:style-name="P35"><text:span text:style-name="T12">audit:</text:span> co hears</text:p>
        <text:p text:style-name="P35"><text:span text:style-name="T12">basilicae:</text:span> basilicas</text:p>
        <text:p text:style-name="P35"><text:span text:style-name="T12">bonum:</text:span> good</text:p>
        <text:p text:style-name="P35"><text:span text:style-name="T12">bracchia:</text:span> arms</text:p>
        <text:p text:style-name="P35"><text:span text:style-name="T12">cadere:</text:span> to fall</text:p>
        <text:p text:style-name="P35"><text:span text:style-name="T12">calcitrat:</text:span> kicks</text:p>
        <text:p text:style-name="P35"><text:span text:style-name="T12">capere:</text:span> to grab, snatch, take</text:p>
        <text:p text:style-name="P35"><text:span text:style-name="T12">caput:</text:span> head</text:p>
        <text:p text:style-name="P35"><text:span text:style-name="T12">carnalem:</text:span> meaty/fleshy</text:p>
        <text:p text:style-name="P35"><text:span text:style-name="T12">carnalēs:</text:span> meaty/fleshy</text:p>
        <text:p text:style-name="P35"><text:span text:style-name="T12">carnalī:</text:span> to the meaty/fleshy</text:p>
        <text:p text:style-name="P35"><text:span text:style-name="T12">carnalis:</text:span> meaty, of the meaty</text:p>
        <text:p text:style-name="P35"><text:span text:style-name="T12">carrō:</text:span> with/to/etc the cart</text:p>
        <text:p text:style-name="P35"><text:span text:style-name="T12">carrum:</text:span> cart</text:p>
        <text:p text:style-name="P35"><text:span text:style-name="T12">carrus:</text:span> cart</text:p>
        <text:p text:style-name="P35"><text:span text:style-name="T12">causam:</text:span> cause</text:p>
        <text:p text:style-name="P35"><text:span text:style-name="T12">cētera:</text:span> the rest of the things; the other</text:p>
        <text:p text:style-name="P35"><text:span text:style-name="T12">circum:</text:span> around</text:p>
        <text:p text:style-name="P35"><text:span text:style-name="T12">clamant:</text:span> they shout</text:p>
        <text:p text:style-name="P35"><text:span text:style-name="T12">clamat:</text:span> shouts</text:p>
        <text:p text:style-name="P35"><text:span text:style-name="T12">clamor:</text:span> shout</text:p>
        <text:p text:style-name="P35"><text:span text:style-name="T12">clamorem:</text:span> shout; loud sound</text:p>
        <text:p text:style-name="P35"><text:span text:style-name="T12">contra:</text:span> against</text:p>
        <text:p text:style-name="P35"><text:soft-page-break/><text:span text:style-name="T12">corpus:</text:span> body</text:p>
        <text:p text:style-name="P35"><text:span text:style-name="T12">cur:</text:span> why?</text:p>
        <text:p text:style-name="P35"><text:span text:style-name="T12">curat:</text:span> worries; takes care of</text:p>
        <text:p text:style-name="P35"><text:span text:style-name="T12">currere:</text:span> to run/running</text:p>
        <text:p text:style-name="P35"><text:span text:style-name="T12">currit:</text:span> runs</text:p>
        <text:p text:style-name="P35"><text:span text:style-name="T12">currunt:</text:span> they run</text:p>
        <text:p text:style-name="P35"><text:span text:style-name="T12">dāre:</text:span> to give</text:p>
        <text:p text:style-name="P35"><text:span text:style-name="T12">deinde:</text:span> then...</text:p>
        <text:p text:style-name="P35"><text:span text:style-name="T12">desinat:</text:span> co might stop; let co stop; stops</text:p>
        <text:p text:style-name="P35"><text:span text:style-name="T12">desinere:</text:span> to stop/stopping</text:p>
        <text:p text:style-name="P35"><text:span text:style-name="T12">desinit:</text:span> stops</text:p>
        <text:p text:style-name="P35"><text:span text:style-name="T12">desinunt:</text:span> stop</text:p>
        <text:p text:style-name="P35"><text:span text:style-name="T12">dicīs:</text:span> you say/are saying</text:p>
        <text:p text:style-name="P35"><text:span text:style-name="T12">dicit:</text:span> says</text:p>
        <text:p text:style-name="P35"><text:span text:style-name="T12">dicta:</text:span> "things said"/maxims/proverbs</text:p>
        <text:p text:style-name="P35"><text:span text:style-name="T12">dicunt:</text:span> say</text:p>
        <text:p text:style-name="P35"><text:span text:style-name="T12">domesticus:</text:span> home-/house-</text:p>
        <text:p text:style-name="P35"><text:span text:style-name="T12">dormit:</text:span> sleeps</text:p>
        <text:p text:style-name="P35"><text:span text:style-name="T12">ē:</text:span> out of</text:p>
        <text:p text:style-name="P35"><text:span text:style-name="T12">ecce:</text:span> behold!</text:p>
        <text:p text:style-name="P35"><text:span text:style-name="T12">ēdere:</text:span> to eat</text:p>
        <text:p text:style-name="P35"><text:span text:style-name="T12">edunt:</text:span> eat</text:p>
        <text:p text:style-name="P35"><text:span text:style-name="T12">eī:</text:span> to him/her/it</text:p>
        <text:p text:style-name="P35"><text:span text:style-name="T12">eīs:</text:span> to/with/etc them (plural)</text:p>
        <text:p text:style-name="P35"><text:span text:style-name="T12">eius:</text:span> his/her/its</text:p>
        <text:p text:style-name="P35"><text:span text:style-name="T12">equus:</text:span> horse</text:p>
        <text:p text:style-name="P35"><text:span text:style-name="T12">erat:</text:span> was</text:p>
        <text:p text:style-name="P35"><text:span text:style-name="T12">ergō:</text:span> therefore</text:p>
        <text:p text:style-name="P35"><text:span text:style-name="T12">esse:</text:span> to be; is</text:p>
        <text:p text:style-name="P35"><text:span text:style-name="T12">est:</text:span> is</text:p>
        <text:p text:style-name="P35"><text:span text:style-name="T12">estisne:</text:span> are y'all...?</text:p>
        <text:p text:style-name="P35"><text:span text:style-name="T12">et:</text:span> and</text:p>
        <text:p text:style-name="P35"><text:span text:style-name="T12">eum:</text:span> him/it</text:p>
        <text:p text:style-name="P35"><text:span text:style-name="T12">eunt:</text:span> they go</text:p>
        <text:p text:style-name="P35"><text:span text:style-name="T12">evigilat:</text:span> wakes up</text:p>
        <text:p text:style-name="P35"><text:span text:style-name="T12">ex:</text:span> out from</text:p>
        <text:p text:style-name="P35"><text:span text:style-name="T12">extrahunt:</text:span> drag/pull out</text:p>
        <text:p text:style-name="P35"><text:span text:style-name="T12">factī:</text:span> happened; made of</text:p>
        <text:p text:style-name="P35"><text:soft-page-break/><text:span text:style-name="T12">faenō:</text:span> to/with/etc hay</text:p>
        <text:p text:style-name="P35"><text:span text:style-name="T12">fit:</text:span> becomes</text:p>
        <text:p text:style-name="P35"><text:span text:style-name="T12">flammeī:</text:span> flaming</text:p>
        <text:p text:style-name="P35"><text:span text:style-name="T12">flammeō:</text:span> to/with/etc flaming</text:p>
        <text:p text:style-name="P35"><text:span text:style-name="T12">flammeum:</text:span> flaming</text:p>
        <text:p text:style-name="P35"><text:span text:style-name="T12">flammeus:</text:span> flaming</text:p>
        <text:p text:style-name="P35"><text:span text:style-name="T12">foramen:</text:span> hole</text:p>
        <text:p text:style-name="P35"><text:span text:style-name="T12">gerit:</text:span> wears; bears</text:p>
        <text:p text:style-name="P35"><text:span text:style-name="T12">globī:</text:span> spheres</text:p>
        <text:p text:style-name="P35"><text:span text:style-name="T12">habeō:</text:span> I have</text:p>
        <text:p text:style-name="P35"><text:span text:style-name="T12">heroēs:</text:span> hero</text:p>
        <text:p text:style-name="P35"><text:span text:style-name="T12">hōc:</text:span> by means of/in/on this</text:p>
        <text:p text:style-name="P35"><text:span text:style-name="T12">hominēs:</text:span> people</text:p>
        <text:p text:style-name="P35"><text:span text:style-name="T12">hūc:</text:span> to here</text:p>
        <text:p text:style-name="P35"><text:span text:style-name="T12">iacere:</text:span> to throw</text:p>
        <text:p text:style-name="P35"><text:span text:style-name="T12">id:</text:span> it</text:p>
        <text:p text:style-name="P35"><text:span text:style-name="T12">illīc:</text:span> there</text:p>
        <text:p text:style-name="P35"><text:span text:style-name="T12">illūc:</text:span> to there</text:p>
        <text:p text:style-name="P35"><text:span text:style-name="T12">imbrem:</text:span> rain</text:p>
        <text:p text:style-name="P35"><text:span text:style-name="T12">imbrifer:</text:span> rain-bearer</text:p>
        <text:p text:style-name="P35"><text:span text:style-name="T12">imbris:</text:span> of the rain</text:p>
        <text:p text:style-name="P35"><text:span text:style-name="T12">immo:</text:span> on the contrary</text:p>
        <text:p text:style-name="P35"><text:span text:style-name="T12">in:</text:span> in/on/into</text:p>
        <text:p text:style-name="P35"><text:span text:style-name="T12">incendat:</text:span> co might light on fire, let co light on fire, lights on fire</text:p>
        <text:p text:style-name="P35"><text:span text:style-name="T12">incensae:</text:span> aflame</text:p>
        <text:p text:style-name="P35"><text:span text:style-name="T12">infernīs:</text:span> hell</text:p>
        <text:p text:style-name="P35"><text:span text:style-name="T12">ingens:</text:span> huge</text:p>
        <text:p text:style-name="P35"><text:span text:style-name="T12">ingente:</text:span> with/etc huge</text:p>
        <text:p text:style-name="P35"><text:span text:style-name="T12">ingentēs:</text:span> huge (pl.)</text:p>
        <text:p text:style-name="P35"><text:span text:style-name="T12">iratī:</text:span> angry (pl.), of the angry</text:p>
        <text:p text:style-name="P35"><text:span text:style-name="T12">iratus:</text:span> angry</text:p>
        <text:p text:style-name="P35"><text:span text:style-name="T12">iuvāre:</text:span> to help</text:p>
        <text:p text:style-name="P35"><text:span text:style-name="T12">laborent:</text:span> they might work, let them work, they work</text:p>
        <text:p text:style-name="P35"><text:span text:style-name="T12">lacū:</text:span> with/in/etc a lake</text:p>
        <text:p text:style-name="P35"><text:span text:style-name="T12">lacum:</text:span> a lake</text:p>
        <text:p text:style-name="P35"><text:span text:style-name="T12">laetissimus:</text:span> happiest; very very happy</text:p>
        <text:p text:style-name="P35"><text:span text:style-name="T12">lemur:</text:span> lemur</text:p>
        <text:p text:style-name="P35"><text:soft-page-break/><text:span text:style-name="T12">lemuramans:</text:span> lover of lemurs</text:p>
        <text:p text:style-name="P35"><text:span text:style-name="T12">lemuramantem:</text:span> lover of lemurs</text:p>
        <text:p text:style-name="P35"><text:span text:style-name="T12">lemurem:</text:span> lemur</text:p>
        <text:p text:style-name="P35"><text:span text:style-name="T12">lemuris:</text:span> of the lemur</text:p>
        <text:p text:style-name="P35"><text:span text:style-name="T12">lentē:</text:span> slowly</text:p>
        <text:p text:style-name="P35"><text:span text:style-name="T12">magis:</text:span> more</text:p>
        <text:p text:style-name="P35"><text:span text:style-name="T12">magnum:</text:span> big</text:p>
        <text:p text:style-name="P35"><text:span text:style-name="T12">malum:</text:span> evil/bad</text:p>
        <text:p text:style-name="P35"><text:span text:style-name="T12">manibus:</text:span> to/by/with/etc hands</text:p>
        <text:p text:style-name="P35"><text:span text:style-name="T12">manū:</text:span> by/with/etc hand</text:p>
        <text:p text:style-name="P35"><text:span text:style-name="T12">manum:</text:span> hand</text:p>
        <text:p text:style-name="P35"><text:span text:style-name="T12">manus:</text:span> hand</text:p>
        <text:p text:style-name="P35"><text:span text:style-name="T12">manūs:</text:span> of the hand, hands</text:p>
        <text:p text:style-name="P35"><text:span text:style-name="T12">mediō:</text:span> middle, the middle of</text:p>
        <text:p text:style-name="P35"><text:span text:style-name="T12">meus:</text:span> my</text:p>
        <text:p text:style-name="P35"><text:span text:style-name="T12">miserōs:</text:span> wretched, miserable (pl)</text:p>
        <text:p text:style-name="P35"><text:span text:style-name="T12">modicum:</text:span> moderate/middling/ok</text:p>
        <text:p text:style-name="P35"><text:span text:style-name="T12">momentō:</text:span> with/etc a moment</text:p>
        <text:p text:style-name="P35"><text:span text:style-name="T12">murum:</text:span> wall</text:p>
        <text:p text:style-name="P35"><text:span text:style-name="T12">naturam:</text:span> nature</text:p>
        <text:p text:style-name="P35"><text:span text:style-name="T12">necāre:</text:span> to kill</text:p>
        <text:p text:style-name="P35"><text:span text:style-name="T12">nolīte:</text:span> don't...!</text:p>
        <text:p text:style-name="P35"><text:span text:style-name="T12">non:</text:span> not</text:p>
        <text:p text:style-name="P35"><text:span text:style-name="T12">nonnullam:</text:span> some</text:p>
        <text:p text:style-name="P35"><text:span text:style-name="T12">nostrōs:</text:span> our</text:p>
        <text:p text:style-name="P35"><text:span text:style-name="T12">novum:</text:span> new</text:p>
        <text:p text:style-name="P35"><text:span text:style-name="T12">nullō:</text:span> no (as in "no coffee")</text:p>
        <text:p text:style-name="P35"><text:span text:style-name="T12">nummum:</text:span> coin</text:p>
        <text:p text:style-name="P35"><text:span text:style-name="T12">nummus:</text:span> coin</text:p>
        <text:p text:style-name="P35"><text:span text:style-name="T12">nunc:</text:span> now</text:p>
        <text:p text:style-name="P35"><text:span text:style-name="T12">nymphus:</text:span> nymph; elf (sort of)</text:p>
        <text:p text:style-name="P35"><text:span text:style-name="T12">o:</text:span> oh!</text:p>
        <text:p text:style-name="P35"><text:span text:style-name="T12">oculī:</text:span> eyes; of the eye</text:p>
        <text:p text:style-name="P35"><text:span text:style-name="T12">omnēs:</text:span> everyone, all of the</text:p>
        <text:p text:style-name="P35"><text:span text:style-name="T12">omnia:</text:span> everything, all of the</text:p>
        <text:p text:style-name="P35"><text:span text:style-name="T12">optime:</text:span> very very well</text:p>
        <text:p text:style-name="P35"><text:soft-page-break/><text:span text:style-name="T12">paene:</text:span> nearly</text:p>
        <text:p text:style-name="P35"><text:span text:style-name="T12">parvum:</text:span> small</text:p>
        <text:p text:style-name="P35"><text:span text:style-name="T12">parvus:</text:span> small</text:p>
        <text:p text:style-name="P35"><text:span text:style-name="T12">pecuniam:</text:span> money (acc)</text:p>
        <text:p text:style-name="P35"><text:span text:style-name="T12">pedēs:</text:span> feet</text:p>
        <text:p text:style-name="P35"><text:span text:style-name="T12">pergit:</text:span> continues</text:p>
        <text:p text:style-name="P35"><text:span text:style-name="T12">persuadentur:</text:span> they are persuaded</text:p>
        <text:p text:style-name="P35"><text:span text:style-name="T12">perterrita:</text:span> real scared</text:p>
        <text:p text:style-name="P35"><text:span text:style-name="T12">perterritus:</text:span> really afraid</text:p>
        <text:p text:style-name="P35"><text:span text:style-name="T12">pessimum:</text:span> worst</text:p>
        <text:p text:style-name="P35"><text:span text:style-name="T12">placet:</text:span> is pleasing</text:p>
        <text:p text:style-name="P35"><text:span text:style-name="T12">placidē:</text:span> gently, calmly, peacefully</text:p>
        <text:p text:style-name="P35"><text:span text:style-name="T12">praeperat:</text:span> prepares</text:p>
        <text:p text:style-name="P35"><text:span text:style-name="T12">premunt:</text:span> press</text:p>
        <text:p text:style-name="P35"><text:span text:style-name="T12">pulpus:</text:span> ground-up meat</text:p>
        <text:p text:style-name="P35"><text:span text:style-name="T12">putat:</text:span> thinks</text:p>
        <text:p text:style-name="P35"><text:span text:style-name="T12">quī:</text:span> who</text:p>
        <text:p text:style-name="P35"><text:span text:style-name="T12">quid:</text:span> what</text:p>
        <text:p text:style-name="P35"><text:span text:style-name="T12">quis:</text:span> who?</text:p>
        <text:p text:style-name="P35"><text:span text:style-name="T12">rapit:</text:span> snatches away</text:p>
        <text:p text:style-name="P35"><text:span text:style-name="T12">rectē:</text:span> correctly; directly</text:p>
        <text:p text:style-name="P35"><text:span text:style-name="T12">requiescere:</text:span> to rest/resting</text:p>
        <text:p text:style-name="P35"><text:span text:style-name="T12">residentem:</text:span> squatting</text:p>
        <text:p text:style-name="P35"><text:span text:style-name="T12">respondet:</text:span> responds</text:p>
        <text:p text:style-name="P35"><text:span text:style-name="T12">ridens:</text:span> laughing</text:p>
        <text:p text:style-name="P35"><text:span text:style-name="T12">ridet:</text:span> laughs</text:p>
        <text:p text:style-name="P35"><text:span text:style-name="T12">saliens:</text:span> jumping</text:p>
        <text:p text:style-name="P35"><text:span text:style-name="T12">salit:</text:span> jumps</text:p>
        <text:p text:style-name="P35"><text:span text:style-name="T12">salvete:</text:span> hello, y'all!</text:p>
        <text:p text:style-name="P35"><text:span text:style-name="T12">sanguineam:</text:span> bloody</text:p>
        <text:p text:style-name="P35"><text:span text:style-name="T12">scaenam:</text:span> scene</text:p>
        <text:p text:style-name="P35"><text:span text:style-name="T12">sē:</text:span> he/she/itself (the subject of the sentence)</text:p>
        <text:p text:style-name="P35"><text:span text:style-name="T12">sed:</text:span> but</text:p>
        <text:p text:style-name="P35"><text:span text:style-name="T12">sicut:</text:span> just like</text:p>
        <text:p text:style-name="P35"><text:span text:style-name="T12">solō:</text:span> with/to/etc the ground; alone</text:p>
        <text:p text:style-name="P35"><text:span text:style-name="T12">solum:</text:span> only; floor/ground</text:p>
        <text:p text:style-name="P35"><text:soft-page-break/><text:span text:style-name="T12">somnō:</text:span> with/to/etc sleep</text:p>
        <text:p text:style-name="P35"><text:span text:style-name="T12">sonī:</text:span> sounds; of the sond</text:p>
        <text:p text:style-name="P35"><text:span text:style-name="T12">stat:</text:span> stands</text:p>
        <text:p text:style-name="P35"><text:span text:style-name="T12">stoica:</text:span> Stoic</text:p>
        <text:p text:style-name="P35"><text:span text:style-name="T12">stoice:</text:span> Stoic</text:p>
        <text:p text:style-name="P35"><text:span text:style-name="T12">stulte:</text:span> O stupid!</text:p>
        <text:p text:style-name="P35"><text:span text:style-name="T12">stupefactī:</text:span> stunned</text:p>
        <text:p text:style-name="P35"><text:span text:style-name="T12">stupefactus:</text:span> stunned</text:p>
        <text:p text:style-name="P35"><text:span text:style-name="T12">sua:</text:span> their own</text:p>
        <text:p text:style-name="P35"><text:span text:style-name="T12">subitō:</text:span> suddenly</text:p>
        <text:p text:style-name="P35"><text:span text:style-name="T12">sum:</text:span> I am</text:p>
        <text:p text:style-name="P35"><text:span text:style-name="T12">sumit:</text:span> picks up</text:p>
        <text:p text:style-name="P35"><text:span text:style-name="T12">sunt:</text:span> they are</text:p>
        <text:p text:style-name="P35"><text:span text:style-name="T12">supra:</text:span> above</text:p>
        <text:p text:style-name="P35"><text:span text:style-name="T12">surgit:</text:span> gets up</text:p>
        <text:p text:style-name="P35"><text:span text:style-name="T12">suum:</text:span> their own</text:p>
        <text:p text:style-name="P35"><text:span text:style-name="T12">tace:</text:span> shut up! quiet!</text:p>
        <text:p text:style-name="P35"><text:span text:style-name="T12">togam:</text:span> toga, coat, robe</text:p>
        <text:p text:style-name="P35"><text:span text:style-name="T12">trahere:</text:span> to drag/dragging</text:p>
        <text:p text:style-name="P35"><text:span text:style-name="T12">unā:</text:span> one; together</text:p>
        <text:p text:style-name="P35"><text:span text:style-name="T12">unum:</text:span> one</text:p>
        <text:p text:style-name="P35"><text:span text:style-name="T12">unus:</text:span> one</text:p>
        <text:p text:style-name="P35"><text:span text:style-name="T12">ut:</text:span> so that/like</text:p>
        <text:p text:style-name="P35"><text:span text:style-name="T12">valdē:</text:span> really, strongly</text:p>
        <text:p text:style-name="P35"><text:span text:style-name="T12">vertit:</text:span> turns</text:p>
        <text:p text:style-name="P35"><text:span text:style-name="T12">vertunt:</text:span> turn</text:p>
        <text:p text:style-name="P35"><text:span text:style-name="T12">vester:</text:span> y'all's</text:p>
        <text:p text:style-name="P35"><text:span text:style-name="T12">vident:</text:span> they look</text:p>
        <text:p text:style-name="P35"><text:span text:style-name="T12">videt:</text:span> sees</text:p>
        <text:p text:style-name="P35"><text:span text:style-name="T12">vir:</text:span> man</text:p>
        <text:p text:style-name="P35"><text:span text:style-name="T12">virī:</text:span> men; of a man</text:p>
        <text:p text:style-name="P35"><text:span text:style-name="T12">virō:</text:span> to/with/etc the man</text:p>
        <text:p text:style-name="P35"><text:span text:style-name="T12">virōs:</text:span> men</text:p>
        <text:p text:style-name="P35"><text:span text:style-name="T12">virum:</text:span> man</text:p>
        <text:p text:style-name="P35"><text:span text:style-name="T12">volant:</text:span> they fly</text:p>
        <text:p text:style-name="P35"><text:span text:style-name="T12">volunt:</text:span> they want</text:p>
        <text:p text:style-name="P35"><text:span text:style-name="T12">volvit:</text:span> rolls</text:p>
        <text:p text:style-name="P35"><text:span text:style-name="T12">vult:</text:span> wants</text:p>
        <text:p text:style-name="P35"><text:span text:style-name="T12">vultne:</text:span> does co want...?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43:04.015940024</meta:creation-date>
    <dc:date>2019-04-04T13:53:22.853264082</dc:date>
    <meta:editing-duration>PT2H16M48S</meta:editing-duration>
    <meta:editing-cycles>56</meta:editing-cycles>
    <meta:generator>LibreOffice/6.0.7.3$Linux_X86_64 LibreOffice_project/00m0$Build-3</meta:generator>
    <meta:document-statistic meta:character-count="7184" meta:image-count="0" meta:non-whitespace-character-count="6327" meta:object-count="0" meta:page-count="13" meta:paragraph-count="264" meta:table-count="0" meta:word-count="1098"/>
  </office:meta>
</office:document-meta>
</file>